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</style:style>
    <style:style style:name="T414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4656246531L</text:p>
        </text:list-item>
        <text:list-item>
          <text:p text:style-name="P307">BR241477592446D</text:p>
        </text:list-item>
        <text:list-item>
          <text:p text:style-name="P308">BR242438830549N</text:p>
        </text:list-item>
        <text:list-item>
          <text:p text:style-name="P309">BR242103236617N</text:p>
        </text:list-item>
        <text:list-item>
          <text:p text:style-name="P310">BR240140935236W</text:p>
        </text:list-item>
        <text:list-item>
          <text:p text:style-name="P311">BR244194901628V</text:p>
        </text:list-item>
        <text:list-item>
          <text:p text:style-name="P312">BR246212888611L</text:p>
        </text:list-item>
        <text:list-item>
          <text:p text:style-name="P313">BR247584161482Z</text:p>
        </text:list-item>
        <text:list-item>
          <text:p text:style-name="P314">BR244744816206U</text:p>
        </text:list-item>
        <text:list-item>
          <text:p text:style-name="P315">BR241402114528I</text:p>
        </text:list-item>
        <text:list-item>
          <text:p text:style-name="P316">BR240085469548K</text:p>
        </text:list-item>
        <text:list-item>
          <text:p text:style-name="P317">BR241886701704V</text:p>
        </text:list-item>
        <text:list-item>
          <text:p text:style-name="P318">BR2470721501745</text:p>
        </text:list-item>
        <text:list-item>
          <text:p text:style-name="P319">BR2448084482091</text:p>
        </text:list-item>
        <text:list-item>
          <text:p text:style-name="P320">BR2468038649803</text:p>
        </text:list-item>
        <text:list-item>
          <text:p text:style-name="P321">BR2454021992333</text:p>
        </text:list-item>
        <text:list-item>
          <text:p text:style-name="P322">BR246028702809X</text:p>
        </text:list-item>
        <text:list-item>
          <text:p text:style-name="P323">BR247315434493X</text:p>
        </text:list-item>
        <text:list-item>
          <text:p text:style-name="P324">BR249954068050O</text:p>
        </text:list-item>
        <text:list-item>
          <text:p text:style-name="P325">BR246058441942Q</text:p>
        </text:list-item>
        <text:list-item>
          <text:p text:style-name="P326">BR2438385754972</text:p>
        </text:list-item>
        <text:list-item>
          <text:p text:style-name="P327">BR244415758362P</text:p>
        </text:list-item>
        <text:list-item>
          <text:p text:style-name="P328">BR240766977360R</text:p>
        </text:list-item>
        <text:list-item>
          <text:p text:style-name="P329">BR245384417818Q</text:p>
        </text:list-item>
        <text:list-item>
          <text:p text:style-name="P330">BR248886361848E</text:p>
        </text:list-item>
        <text:list-item>
          <text:p text:style-name="P331">BR241205945529K</text:p>
        </text:list-item>
        <text:list-item>
          <text:p text:style-name="P332">BR245129735822F</text:p>
        </text:list-item>
        <text:list-item>
          <text:p text:style-name="P333">BR245037793875U</text:p>
        </text:list-item>
        <text:list-item>
          <text:p text:style-name="P334">BR2499494443531</text:p>
        </text:list-item>
        <text:list-item>
          <text:p text:style-name="P335">BR2413781296927</text:p>
        </text:list-item>
        <text:list-item>
          <text:p text:style-name="P336">BR249147039579W</text:p>
        </text:list-item>
        <text:list-item>
          <text:p text:style-name="P337">BR245108029231T</text:p>
        </text:list-item>
        <text:list-item>
          <text:p text:style-name="P338">BR240348477849X</text:p>
        </text:list-item>
        <text:list-item>
          <text:p text:style-name="P339">BR2483381626606</text:p>
        </text:list-item>
        <text:list-item>
          <text:p text:style-name="P340">BR241410421697W</text:p>
        </text:list-item>
        <text:list-item>
          <text:p text:style-name="P341">BR247054894659Y</text:p>
        </text:list-item>
        <text:list-item>
          <text:p text:style-name="P342">BR244229058902T</text:p>
        </text:list-item>
        <text:list-item>
          <text:p text:style-name="P343">BR241103694898U</text:p>
        </text:list-item>
        <text:list-item>
          <text:p text:style-name="P344">BR244614668331K</text:p>
        </text:list-item>
        <text:list-item>
          <text:p text:style-name="P345">BR248752902654V</text:p>
        </text:list-item>
        <text:list-item>
          <text:p text:style-name="P346">BR246655137781T</text:p>
        </text:list-item>
        <text:list-item>
          <text:p text:style-name="P347">BR240743828496R</text:p>
        </text:list-item>
        <text:list-item>
          <text:p text:style-name="P348">BR244615361363K</text:p>
        </text:list-item>
        <text:list-item>
          <text:p text:style-name="P349">BR241947089386K</text:p>
        </text:list-item>
        <text:list-item>
          <text:p text:style-name="P350">BR2409582421524</text:p>
        </text:list-item>
        <text:list-item>
          <text:p text:style-name="P351">BR241745283929W</text:p>
        </text:list-item>
        <text:list-item>
          <text:p text:style-name="P352">BR249167899627N</text:p>
        </text:list-item>
        <text:list-item>
          <text:p text:style-name="P353">BR2412085383368</text:p>
        </text:list-item>
        <text:list-item>
          <text:p text:style-name="P354">BR2436608910761</text:p>
        </text:list-item>
        <text:list-item>
          <text:p text:style-name="P355">BR242235036374W</text:p>
        </text:list-item>
        <text:list-item>
          <text:p text:style-name="P356">BR241367218680I</text:p>
        </text:list-item>
        <text:list-item>
          <text:p text:style-name="P357">BR244281117344P</text:p>
        </text:list-item>
        <text:list-item>
          <text:p text:style-name="P358">BR244646194599U</text:p>
        </text:list-item>
        <text:list-item>
          <text:p text:style-name="P359">BR248780644418P</text:p>
        </text:list-item>
        <text:list-item>
          <text:p text:style-name="P360">BR248221781062J</text:p>
        </text:list-item>
        <text:list-item>
          <text:p text:style-name="P361">BR240119415166X</text:p>
        </text:list-item>
        <text:list-item>
          <text:p text:style-name="P362">BR242435789330T</text:p>
        </text:list-item>
        <text:list-item>
          <text:p text:style-name="P363">BR246798728433W</text:p>
        </text:list-item>
        <text:list-item>
          <text:p text:style-name="P364">BR242194379237T</text:p>
        </text:list-item>
        <text:list-item>
          <text:p text:style-name="P365">BR248853214790L</text:p>
        </text:list-item>
        <text:list-item>
          <text:p text:style-name="P366">BR246233009685T</text:p>
        </text:list-item>
        <text:list-item>
          <text:p text:style-name="P367">BR240153419771Q</text:p>
        </text:list-item>
        <text:list-item>
          <text:p text:style-name="P368">BR244885603876H</text:p>
        </text:list-item>
        <text:list-item>
          <text:p text:style-name="P369">BR243258948891T</text:p>
        </text:list-item>
        <text:list-item>
          <text:p text:style-name="P370">BR249723810100R</text:p>
        </text:list-item>
        <text:list-item>
          <text:p text:style-name="P371">BR244523301296P</text:p>
        </text:list-item>
        <text:list-item>
          <text:p text:style-name="P372">BR240550962640U</text:p>
        </text:list-item>
        <text:list-item>
          <text:p text:style-name="P373">BR240285183832M</text:p>
        </text:list-item>
        <text:list-item>
          <text:p text:style-name="P374">BR248437148884V</text:p>
        </text:list-item>
        <text:list-item>
          <text:p text:style-name="P375">BR244231479112U</text:p>
        </text:list-item>
        <text:list-item>
          <text:p text:style-name="P376">BR241190302627H</text:p>
        </text:list-item>
        <text:list-item>
          <text:p text:style-name="P377">BR242830439406L</text:p>
        </text:list-item>
        <text:list-item>
          <text:p text:style-name="P378">BR246991511141L</text:p>
        </text:list-item>
        <text:list-item>
          <text:p text:style-name="P379">BR246388010358E</text:p>
        </text:list-item>
        <text:list-item>
          <text:p text:style-name="P380">BR247819346100O</text:p>
        </text:list-item>
        <text:list-item>
          <text:p text:style-name="P381">BR243563713185W</text:p>
        </text:list-item>
        <text:list-item>
          <text:p text:style-name="P382">BR244581820295O</text:p>
        </text:list-item>
        <text:list-item>
          <text:p text:style-name="P383">BR241678980687I</text:p>
        </text:list-item>
        <text:list-item>
          <text:p text:style-name="P384">BR245086116950R</text:p>
        </text:list-item>
        <text:list-item>
          <text:p text:style-name="P385">BR249083126126O</text:p>
        </text:list-item>
        <text:list-item>
          <text:p text:style-name="P386">BR240719170562O</text:p>
        </text:list-item>
        <text:list-item>
          <text:p text:style-name="P387">BR241705325622G</text:p>
        </text:list-item>
        <text:list-item>
          <text:p text:style-name="P388">BR242737405697K</text:p>
        </text:list-item>
        <text:list-item>
          <text:p text:style-name="P389">BR240228800682S</text:p>
        </text:list-item>
        <text:list-item>
          <text:p text:style-name="P390">BR244640503983Y</text:p>
        </text:list-item>
        <text:list-item>
          <text:p text:style-name="P391">BR2411044212625</text:p>
        </text:list-item>
        <text:list-item>
          <text:p text:style-name="P392">BR246099180418E</text:p>
        </text:list-item>
        <text:list-item>
          <text:p text:style-name="P393">BR2406250551550</text:p>
        </text:list-item>
        <text:list-item>
          <text:p text:style-name="P394">BR246554482859U</text:p>
        </text:list-item>
        <text:list-item>
          <text:p text:style-name="P395">BR244930210270G</text:p>
        </text:list-item>
        <text:list-item>
          <text:p text:style-name="P396">BR244008716267J</text:p>
        </text:list-item>
        <text:list-item>
          <text:p text:style-name="P397">BR249622447430J</text:p>
        </text:list-item>
        <text:list-item>
          <text:p text:style-name="P398">BR243050762706X</text:p>
        </text:list-item>
        <text:list-item>
          <text:p text:style-name="P399">BR249927718455N</text:p>
        </text:list-item>
        <text:list-item>
          <text:p text:style-name="P400">BR242872054176Y</text:p>
        </text:list-item>
        <text:list-item>
          <text:p text:style-name="P401">BR246538888092C</text:p>
        </text:list-item>
        <text:list-item>
          <text:p text:style-name="P402">BR243561991018C</text:p>
        </text:list-item>
        <text:list-item>
          <text:p text:style-name="P403">BR245249668886K</text:p>
        </text:list-item>
        <text:list-item>
          <text:p text:style-name="P404">BR245013869265T</text:p>
        </text:list-item>
        <text:list-item>
          <text:p text:style-name="P405">BR240307906010W</text:p>
        </text:list-item>
        <text:list-item>
          <text:p text:style-name="P406">BR244556010652D</text:p>
        </text:list-item>
        <text:list-item>
          <text:p text:style-name="P407">BR247887916194O</text:p>
        </text:list-item>
        <text:list-item>
          <text:p text:style-name="P408">BR2425974702838</text:p>
        </text:list-item>
        <text:list-item>
          <text:p text:style-name="P409">BR241084252725M</text:p>
        </text:list-item>
        <text:list-item>
          <text:p text:style-name="P410">BR248980960142Q</text:p>
        </text:list-item>
        <text:list-item>
          <text:p text:style-name="P411">BR244315318145J</text:p>
        </text:list-item>
        <text:list-item>
          <text:p text:style-name="P412">BR2411274921422</text:p>
        </text:list-item>
        <text:list-item>
          <text:p text:style-name="P413"><text:span text:style-name="T414">BR244368112504L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4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108<text:s/>Shopee<text:s/>(3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/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30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30T21:03:00Z</meta:creation-date>
    <dc:date>2024-07-30T21:03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3" meta:word-count="270" meta:character-count="1725" meta:row-count="12" meta:non-whitespace-character-count="1458"/>
  </office:meta>
</office:document-meta>
</file>